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6f556" officeooo:paragraph-rsid="0006f556"/>
    </style:style>
    <style:style style:name="P2" style:family="paragraph" style:parent-style-name="Standard">
      <style:text-properties officeooo:rsid="0006f556" officeooo:paragraph-rsid="0006f556"/>
    </style:style>
    <style:style style:name="P3" style:family="paragraph" style:parent-style-name="Standard">
      <style:text-properties officeooo:rsid="00206326" officeooo:paragraph-rsid="00089ab1"/>
    </style:style>
    <style:style style:name="T1" style:family="text">
      <style:text-properties officeooo:rsid="00089a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javahonk.com/create-maven-ear-project-eclipse/" text:style-name="Internet_20_link" text:visited-style-name="Visited_20_Internet_20_Link">http://javahonk.com/create-maven-ear-project-eclipse/</text:a></text:p>
      <text:p text:style-name="P1"><text:tab/>Le site qui a sauvé le monde contre le fléau maven</text:p>
      <text:p text:style-name="P3"><text:a xlink:type="simple" xlink:href="http://doc.ubuntu-fr.org/mysql" text:style-name="Internet_20_link" text:visited-style-name="Visited_20_Internet_20_Link">http://doc.ubuntu-fr.org/mysql</text:a></text:p>
      <text:p text:style-name="P3"><text:tab/><text:span text:style-name="T1">mysq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 Mion</meta:initial-creator>
    <meta:creation-date>2015-10-20T14:30:04.114265887</meta:creation-date>
    <dc:date>2015-10-23T10:21:04.622008200</dc:date>
    <dc:creator>Marie Mion</dc:creator>
    <meta:editing-duration>PT3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4" meta:word-count="14" meta:character-count="140" meta:non-whitespace-character-count="128"/>
  </office:meta>
</office:document-meta>
</file>